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6.5cm" svg:x="14cm" svg:y="1cm">
          <text:p text:style-name="P1">Cloudan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3.6cm" svg:height="3.1cm" svg:x="7.8cm" svg:y="3.9cm">
          <text:p text:style-name="P1">Envoy</text:p>
        </draw:rect>
        <draw:rect draw:style-name="gr2" draw:text-style-name="P1" draw:layer="layout" svg:width="3.2cm" svg:height="1.2cm" svg:x="14.9cm" svg:y="5.6cm">
          <text:p text:style-name="P1">Auth DB</text:p>
        </draw:rect>
        <draw:rect draw:style-name="gr2" draw:text-style-name="P1" draw:layer="layout" svg:width="3.2cm" svg:height="1.2cm" svg:x="14.9cm" svg:y="4cm">
          <text:p text:style-name="P1">App DB</text:p>
        </draw:rect>
        <draw:rect draw:style-name="gr2" draw:text-style-name="P1" draw:layer="layout" svg:width="3.6cm" svg:height="2cm" svg:x="1cm" svg:y="2.9cm">
          <text:p text:style-name="P1">Mobile</text:p>
          <text:p text:style-name="P1">User 1</text:p>
        </draw:rect>
        <draw:custom-shape draw:style-name="gr3" draw:text-style-name="P1" draw:layer="layout" svg:width="0.5cm" svg:height="0.9cm" svg:x="3.9cm" svg:y="3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3.6cm" svg:height="2cm" svg:x="1cm" svg:y="5cm">
          <text:p text:style-name="P1">Mobile</text:p>
          <text:p text:style-name="P1">User n </text:p>
        </draw:rect>
        <draw:custom-shape draw:style-name="gr3" draw:text-style-name="P1" draw:layer="layout" svg:width="0.5cm" svg:height="0.9cm" svg:x="3.9cm" svg:y="5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4.7cm" svg:y1="6.4cm" svg:x2="7.7cm" svg:y2="6.4cm">
          <text:p/>
        </draw:line>
        <draw:line draw:style-name="gr4" draw:text-style-name="P1" draw:layer="layout" svg:x1="11.6cm" svg:y1="4.6cm" svg:x2="14.7cm" svg:y2="4.6cm">
          <text:p/>
        </draw:line>
        <draw:line draw:style-name="gr4" draw:text-style-name="P1" draw:layer="layout" svg:x1="11.6cm" svg:y1="6.2cm" svg:x2="14.7cm" svg:y2="6.2cm">
          <text:p/>
        </draw:line>
        <draw:line draw:style-name="gr4" draw:text-style-name="P1" draw:layer="layout" svg:x1="4.7cm" svg:y1="4.4cm" svg:x2="7.7cm" svg:y2="4.4cm">
          <text:p/>
        </draw:line>
        <draw:rect draw:style-name="gr2" draw:text-style-name="P1" draw:layer="layout" svg:width="5cm" svg:height="3.1cm" svg:x="14cm" svg:y="9.3cm">
          <text:p text:style-name="P1">User </text:p>
          <text:p text:style-name="P1">Management</text:p>
          <text:p text:style-name="P1">service</text:p>
        </draw:rect>
        <draw:line draw:style-name="gr4" draw:text-style-name="P1" draw:layer="layout" svg:x1="16.5cm" svg:y1="7cm" svg:x2="16.5cm" svg:y2="9cm">
          <text:p/>
        </draw:line>
        <draw:rect draw:style-name="gr2" draw:text-style-name="P1" draw:layer="layout" svg:width="5cm" svg:height="3.1cm" svg:x="14cm" svg:y="14.8cm">
          <text:p text:style-name="P1">Administrator</text:p>
        </draw:rect>
        <draw:line draw:style-name="gr4" draw:text-style-name="P1" draw:layer="layout" svg:x1="16.5cm" svg:y1="12.6cm" svg:x2="16.5cm" svg:y2="14.6cm">
          <text:p/>
        </draw:line>
        <draw:frame draw:style-name="gr5" draw:layer="layout" svg:width="8.9cm" svg:height="5.939cm" svg:x="1.8cm" svg:y="9.9cm">
          <draw:text-box>
            <text:p>Context Overview showing two main roles of Envoy:</text:p>
            <text:p/>
            <text:list text:style-name="L1">
              <text:list-item>
                <text:p>Authentication of user mobile user application </text:p>
              </text:list-item>
              <text:list-item>
                <text:p>Authorize and proxy user database sync to Application DB (App DB)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ffffff" draw:fill-gradient-name="Gradient_20_7" draw:fill-hatch-name="Hatch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Snow</meta:initial-creator>
    <meta:creation-date>2016-08-02T12:17:09</meta:creation-date>
    <dc:date>2016-08-02T12:54:30</dc:date>
    <dc:creator>Chris Snow</dc:creator>
    <meta:editing-duration>PT37M22S</meta:editing-duration>
    <meta:editing-cycles>2</meta:editing-cycles>
    <meta:generator>OpenOffice/4.1.2$Unix OpenOffice.org_project/412m3$Build-9782</meta:generator>
    <meta:document-statistic meta:object-count="17"/>
  </office:meta>
</office:document-meta>
</file>